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hn Wrigh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4, 1892</text:p>
      <text:p text:style-name="P5">Month<text:tab/><text:tab/><text:tab/><text:tab/><text:tab/><text:tab/>Nov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St. Paul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St Paul[?]/</text:p>
      <text:p text:style-name="P3">Nov 4th 92/</text:p>
      <text:p text:style-name="P2">Rev &amp; dear Sir:/</text:p>
      <text:p text:style-name="P2"><text:tab/>A colleague[?] have stated/ that the Hebrew Bible of/ 1849 was the <text:span text:style-name="T2">first</text:span><text:span text:style-name="T3"> in America/ with vowel points? <text:s/>Is this/ correct? <text:s/>I supposed that/ the first Hebrew Bible printed/ in America in Phila in/ 1814, had the vowel points./ <text:s/>It seems to me I have seen/ a copy with the Masoretic/ printing. <text:s/>Please inform me./ <text:s/>Sincerely yrs/ John Wright/</text:span></text:p>
      <text:p text:style-name="P2"><text:span text:style-name="T3">P. S./ I am getting out a second edition/ of "Early Bibles" &amp; will have a chapter on/ Hebrew Bible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3:48:59.43</meta:creation-date>
    <dc:date>2011-12-07T13:54:37.23</dc:date>
    <dc:creator>Penn Libraries</dc:creator>
    <meta:editing-duration>PT00H05M3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5" meta:word-count="252" meta:character-count="1744"/>
  </office:meta>
</office:document-meta>
</file>